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in" fo:margin-bottom="0in" style:contextual-spacing="false" fo:line-height="100%" fo:text-align="center" style:justify-single-word="false"/>
    </style:style>
    <style:style style:name="P3" style:family="paragraph" style:parent-style-name="Standard">
      <style:paragraph-properties fo:margin-top="0in" fo:margin-bottom="0in" style:contextual-spacing="false" fo:line-height="100%"/>
      <style:text-properties style:font-name="Times New Roman" fo:font-size="12pt" style:font-size-asian="12pt" style:font-name-complex="Times New Roman1" style:font-size-complex="12pt"/>
    </style:style>
    <style:style style:name="P4" style:family="paragraph" style:parent-style-name="Standard">
      <style:paragraph-properties fo:margin-top="0in" fo:margin-bottom="0in" style:contextual-spacing="false" fo:line-height="100%"/>
      <style:text-properties style:font-name="Times New Roman" fo:font-size="12pt" style:text-underline-style="solid" style:text-underline-width="auto" style:text-underline-color="font-color" style:font-size-asian="12pt" style:font-name-complex="Times New Roman1" style:font-size-complex="12pt"/>
    </style:style>
    <style:style style:name="P5" style:family="paragraph" style:parent-style-name="Standard">
      <style:paragraph-properties fo:margin-top="0in" fo:margin-bottom="0in" style:contextual-spacing="false" fo:line-height="100%"/>
      <style:text-properties style:font-name="Calibri Light" fo:font-size="12pt" style:font-size-asian="12pt" style:font-name-complex="Arial1" style:font-size-complex="12pt"/>
    </style:style>
    <style:style style:name="P6" style:family="paragraph" style:parent-style-name="Standard" style:master-page-name="Standard">
      <style:paragraph-properties fo:margin-top="0in" fo:margin-bottom="0in" style:contextual-spacing="false" fo:line-height="100%"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3" style:family="text">
      <style:text-properties style:font-name="Calibri Light" fo:font-size="12pt" style:font-size-asian="12pt" style:font-name-complex="Arial1" style:font-size-complex="12pt"/>
    </style:style>
    <style:style style:name="T4" style:family="text">
      <style:text-properties style:font-name="Calibri Light"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atthew Branstetter</text:span></text:p>
      <text:p text:style-name="P1"><text:span text:style-name="T1">Vernon Jones</text:span></text:p>
      <text:p text:style-name="P1"><text:span text:style-name="T1">Yusuf Qedan</text:span></text:p>
      <text:p text:style-name="P1"><text:span text:style-name="T1">Tyler Tricker</text:span></text:p>
      <text:p text:style-name="P3"/>
      <text:p text:style-name="P2"><text:span text:style-name="T1">ECE485/585</text:span></text:p>
      <text:p text:style-name="P2"><text:span text:style-name="T1">Fall2012</text:span></text:p>
      <text:p text:style-name="P2"><text:span text:style-name="T1">Final Project Description</text:span></text:p>
      <text:p text:style-name="P3"/>
      <text:p text:style-name="P1"><text:span text:style-name="T1">Your team is responsible for the design and simulation of a split L1 cache for a new 32 bit processor which can be used with up to three other processors in a shared memory configuration. The system employs a MESI protocol to ensure cache coherence. Your L1 instruction cache is two way set associative and consists of 16K sets and 64 byte lines. Your L1 data cache is four way set associative and consists of 16K sets of 64 byte lines. The L1 data cache is write-back using write allocate. Both caches employ LRU replacement policy and are backed by a shared L2 cache. </text:span></text:p>
      <text:p text:style-name="P3"/>
      <text:p text:style-name="P1"><text:span text:style-name="T1">Describe and simulate your cache in Verilog, C, or C++. If using Verilog, your design does not need to be synthesizable. Your simulation does not need to be clock accurate.</text:span></text:p>
      <text:p text:style-name="P3"/>
      <text:p text:style-name="P1"><text:span text:style-name="T1">Maintain and report the following key statistics of cache usage for each cache and print them upon completion of execution of each trace:</text:span></text:p>
      <text:p text:style-name="P3"/>
      <text:p text:style-name="P1"><text:span text:style-name="T1">• Number of cache reads </text:span></text:p>
      <text:p text:style-name="P1"><text:span text:style-name="T1">• Number of cache writes </text:span></text:p>
      <text:p text:style-name="P1"><text:span text:style-name="T1">• Number of cache hits </text:span></text:p>
      <text:p text:style-name="P1"><text:span text:style-name="T1">• Number of cache misses </text:span></text:p>
      <text:p text:style-name="P1"><text:span text:style-name="T1">• Cache hit ratio </text:span></text:p>
      <text:p text:style-name="P4"/>
      <text:p text:style-name="P1"><text:span text:style-name="T2">Modeling the next level in the memory hierarchy</text:span></text:p>
      <text:p text:style-name="P1"><text:span text:style-name="T1">You must have a model of the next level in the memory hierarchy so that you can properly handle misses. You can simply have a “stub” module for a unified L2 cache. It will present an interface to the L1 caches and respond but not really model a cache. </text:span></text:p>
      <text:p text:style-name="P3"/>
      <text:p text:style-name="P1"><text:span text:style-name="T2">Project Report </text:span></text:p>
      <text:p text:style-name="P1"><text:span text:style-name="T1">You must submit a report that includes a design specification that describes the interface to the cache module (to the next level in the memory hierarchy, and any shared buses) relevant internal design documentation, the source modules for your cache, any associated modules used in the validation of the cache (including the test bench if using Verilog), and your simulation results along with the usage statistics. </text:span></text:p>
      <text:p text:style-name="P3"/>
      <text:p text:style-name="P1"><text:span text:style-name="T1">Make (and document) reasonable assumptions about the processor and memory subsystem and their interfaces. The report should justify these assumptions as well as any design decisions you make. Be sure to state any assumptions about the L1 cache as well.</text:span></text:p>
      <text:p text:style-name="P1"><text:span text:style-name="T1"><text:s/></text:span></text:p>
      <text:p text:style-name="P1"><text:span text:style-name="T2">Traces</text:span></text:p>
      <text:p text:style-name="P1"><text:soft-page-break/><text:span text:style-name="T1">Your test bench must read cache accesses/events from a text file of the following format. You should not make any assumptions about alignment of memory addresses. You can assume that memory references do not cross cache line boundaries.</text:span></text:p>
      <text:p text:style-name="P5"/>
      <text:p text:style-name="P1"><text:span text:style-name="T3">n address </text:span></text:p>
      <text:p text:style-name="P3"/>
      <text:p text:style-name="P1"><text:span text:style-name="T1">Where n is:</text:span></text:p>
      <text:p text:style-name="P1"><text:span text:style-name="T1"><text:s/></text:span></text:p>
      <text:p text:style-name="P1"><text:span text:style-name="T1">0 <text:tab/>read data request from L1 cache </text:span></text:p>
      <text:p text:style-name="P1"><text:span text:style-name="T1">1 <text:tab/>write data request from L1 cache </text:span></text:p>
      <text:p text:style-name="P1"><text:span text:style-name="T1">2 <text:tab/>instruction fetch (treated as a read request from L1 cache)</text:span></text:p>
      <text:p text:style-name="P1"><text:span text:style-name="T1">3 <text:tab/>invalidate command from L2 </text:span></text:p>
      <text:p text:style-name="P1"><text:span text:style-name="T1">8 <text:tab/>clear the cache and reset all state </text:span></text:p>
      <text:p text:style-name="P1"><text:span text:style-name="T1">9 <text:tab/>print contents and state of the cache (allow subsequent trace activity)</text:span></text:p>
      <text:p text:style-name="P3"/>
      <text:p text:style-name="P1"><text:span text:style-name="T1">The address will be a hex value. For example:</text:span></text:p>
      <text:p text:style-name="P3"/>
      <text:p text:style-name="P1"><text:span text:style-name="T4">2 408ed4</text:span></text:p>
      <text:p text:style-name="P1"><text:span text:style-name="T4">0 10019d94</text:span></text:p>
      <text:p text:style-name="P1"><text:span text:style-name="T4">2 408ed8</text:span></text:p>
      <text:p text:style-name="P1"><text:span text:style-name="T4">1 10019d88</text:span></text:p>
      <text:p text:style-name="P1"><text:span text:style-name="T4">2 408edc</text:span></text:p>
      <text:p text:style-name="P3"/>
      <text:p text:style-name="P1"><text:span text:style-name="T1">When printing the contents and state of the cache use a concise but readable form that shows only the valid lines in the cache along with any state bits.</text:span></text:p>
      <text:p text:style-name="P3"/>
      <text:p text:style-name="P1"><text:span text:style-name="T2">Grading </text:span></text:p>
      <text:p text:style-name="P1"><text:span text:style-name="T1">The project is worth 100 points. Your grade will be based upon:</text:span></text:p>
      <text:p text:style-name="P3"/>
      <text:p text:style-name="P1"><text:span text:style-name="T1">• External specificati</text:span><text:bookmark text:name="_GoBack"/><text:span text:style-name="T1">on </text:span></text:p>
      <text:p text:style-name="P1"><text:span text:style-name="T1">• Completeness of the solution (adherence to the requirements above) </text:span></text:p>
      <text:p text:style-name="P1"><text:span text:style-name="T1">• Correctness of the solution </text:span></text:p>
      <text:p text:style-name="P1"><text:span text:style-name="T1">• Quality and readability of the project report (e.g. specifications, design decisions) </text:span></text:p>
      <text:p text:style-name="P1"><text:span text:style-name="T1">• Validity of design decisions </text:span></text:p>
      <text:p text:style-name="P1"><text:span text:style-name="T1">• Quality of implementation </text:span></text:p>
      <text:p text:style-name="P1"><text:span text:style-name="T1">• Structure and clarity of design </text:span></text:p>
      <text:p text:style-name="P1"><text:span text:style-name="T1">• Readability </text:span></text:p>
      <text:p text:style-name="P1"><text:span text:style-name="T1">• Maintainability </text:span></text:p>
      <text:p text:style-name="P1"><text:span text:style-name="T1">• Testing </text:span></text:p>
      <text:p text:style-name="P1"><text:span text:style-name="T1">• Presentation of resul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meta:initial-creator>
    <dc:creator>Matthew</dc:creator>
    <meta:editing-cycles>1</meta:editing-cycles>
    <meta:creation-date>2012-11-24T23:49:00</meta:creation-date>
    <dc:date>2012-11-25T01:24:00</dc:date>
    <meta:editing-duration>PT1M34S</meta:editing-duration>
    <meta:generator>LibreOffice/3.6$Windows_x86 LibreOffice_project/58f22d5-270d05a-e2abed1-ea17a85-9b5702</meta:generator>
    <meta:document-statistic meta:table-count="0" meta:image-count="0" meta:object-count="0" meta:page-count="2" meta:paragraph-count="52" meta:word-count="569" meta:character-count="3301" meta:non-whitespace-character-count="274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